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" style:family="table">
      <style:table-properties style:width="6.6931in" table:align="margins"/>
    </style:style>
    <style:style style:name="tab.A" style:family="table-column">
      <style:table-column-properties style:column-width="2.2313in" style:rel-column-width="21844*"/>
    </style:style>
    <style:style style:name="tab.B" style:family="table-column">
      <style:table-column-properties style:column-width="2.2313in" style:rel-column-width="21846*"/>
    </style:style>
    <style:style style:name="tab.C" style:family="table-column">
      <style:table-column-properties style:column-width="2.2313in" style:rel-column-width="21845*"/>
    </style:style>
    <style:style style:name="tab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  <style:style style:name="P4" style:family="paragraph" style:parent-style-name="Table_20_Contents">
      <style:text-properties style:font-name="DejaVu Math TeX Gyre" officeooo:rsid="001c0203" officeooo:paragraph-rsid="001c0203"/>
    </style:style>
    <style:style style:name="P5" style:family="paragraph" style:parent-style-name="Table_20_Contents">
      <style:text-properties style:font-name="DejaVu Math TeX Gyre" officeooo:rsid="001c0203" officeooo:paragraph-rsid="001c0203" fo:background-color="#ffe994"/>
    </style:style>
    <style:style style:name="T1" style:family="text">
      <style:text-properties officeooo:rsid="001b2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column table:style-name="tab.C"/>
        <table:table-row>
          <table:table-cell table:style-name="tab.A1" office:value-type="string">
            <text:p text:style-name="P1">Column1</text:p>
          </table:table-cell>
          <table:table-cell table:style-name="tab.A1" office:value-type="string">
            <text:p text:style-name="P1">Column2</text:p>
          </table:table-cell>
          <table:table-cell table:style-name="tab.A1" office:value-type="string">
            <text:p text:style-name="P4">Column3</text:p>
          </table:table-cell>
        </table:table-row>
        <table:table-row>
          <table:table-cell table:style-name="tab.A1" office:value-type="string">
            <text:p text:style-name="P3"><text:span text:style-name="T1">&amp;</text:span>var1</text:p>
          </table:table-cell>
          <table:table-cell table:style-name="tab.A1" office:value-type="string">
            <text:p text:style-name="P2">static</text:p>
          </table:table-cell>
          <table:table-cell table:style-name="tab.A1" office:value-type="string">
            <text:p text:style-name="P5">&amp;va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3-11-16T15:57:52.770770364</dc:date>
    <meta:editing-duration>PT2M7S</meta:editing-duration>
    <meta:editing-cycles>6</meta:editing-cycles>
    <meta:generator>LibreOffice/7.6.2.1$Linux_X86_64 LibreOffice_project/60$Build-1</meta:generator>
    <meta:document-statistic meta:table-count="1" meta:image-count="0" meta:object-count="0" meta:page-count="1" meta:paragraph-count="6" meta:word-count="6" meta:character-count="37" meta:non-whitespace-character-count="37"/>
  </office:meta>
</office:document-meta>
</file>